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  <style:text-properties fo:color="#ed1c24"/>
    </style:style>
    <style:style style:name="ce10" style:family="table-cell" style:parent-style-name="Default">
      <style:table-cell-properties fo:background-color="#fff200"/>
      <style:text-properties fo:color="#00a65d"/>
    </style:style>
    <style:style style:name="ce3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peedcalibration" table:style-name="ta1">
        <table:shapes>
          <draw:frame draw:z-index="0" draw:style-name="gr1" draw:text-style-name="P1" svg:width="453.46pt" svg:height="255.23pt" svg:x="402.75pt" svg:y="0pt">
            <draw:object draw:notify-on-update-of-ranges="Speedcalibration.A12:Speedcalibration.A14 Speedcalibration.B11:Speedcalibration.B11 Speedcalibration.B12:Speedcalibration.B14 Speedcalibration.A12:Speedcalibration.A14 Speedcalibration.C11:Speedcalibration.C11 Speedcalibration.C12:Speedcalibration.C14 Speedcalibration.A12:Speedcalibration.A14 Speedcalibration.D11:Speedcalibration.D11 Speedcalibration.D12:Speedcalibration.D14 Speedcalibration.A12:Speedcalibration.A14 Speedcalibration.E11:Speedcalibration.E11 Speedcalibration.E12:Speedcalibration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63" calcext:value-type="float">
            <text:p>1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$J$15]/[.B2]" office:value-type="float" office:value="68.3962264150943" calcext:value-type="float">
            <text:p>68.3962264150943</text:p>
          </table:table-cell>
          <table:table-cell table:style-name="ce2" table:formula="of:=[.$J$15]/[.C2]" office:value-type="float" office:value="63.8766519823789" calcext:value-type="float">
            <text:p>63.8766519823789</text:p>
          </table:table-cell>
          <table:table-cell table:style-name="ce2" table:formula="of:=[.$J$15]/[.D2]" office:value-type="float" office:value="57.5396825396825" calcext:value-type="float">
            <text:p>57.5396825396825</text:p>
          </table:table-cell>
          <table:table-cell table:style-name="ce2" table:formula="of:=[.$J$15]/[.E2]" office:value-type="float" office:value="64.7321428571429" calcext:value-type="float">
            <text:p>64.732142857142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[.$J$15]/[.B3]" office:value-type="float" office:value="75.9162303664921" calcext:value-type="float">
            <text:p>75.9162303664921</text:p>
          </table:table-cell>
          <table:table-cell table:style-name="ce2" table:formula="of:=[.$J$15]/[.C3]" office:value-type="float" office:value="81.9209039548023" calcext:value-type="float">
            <text:p>81.9209039548023</text:p>
          </table:table-cell>
          <table:table-cell table:style-name="ce2" table:formula="of:=[.$J$15]/[.D3]" office:value-type="float" office:value="94.1558441558442" calcext:value-type="float">
            <text:p>94.1558441558442</text:p>
          </table:table-cell>
          <table:table-cell table:style-name="ce2" table:formula="of:=[.$J$15]/[.E3]" office:value-type="float" office:value="82.8571428571429" calcext:value-type="float">
            <text:p>82.857142857142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[.$J$15]/[.B4]" office:value-type="float" office:value="89.5061728395062" calcext:value-type="float">
            <text:p>89.5061728395062</text:p>
          </table:table-cell>
          <table:table-cell table:style-name="ce2" table:formula="of:=[.$J$15]/[.C4]" office:value-type="float" office:value="90.625" calcext:value-type="float">
            <text:p>90.625</text:p>
          </table:table-cell>
          <table:table-cell table:style-name="ce2" table:formula="of:=[.$J$15]/[.D4]" office:value-type="float" office:value="90.0621118012422" calcext:value-type="float">
            <text:p>90.0621118012422</text:p>
          </table:table-cell>
          <table:table-cell table:style-name="ce2" table:formula="of:=[.$J$15]/[.E4]" office:value-type="float" office:value="88.9570552147239" calcext:value-type="float">
            <text:p>88.9570552147239</text:p>
          </table:table-cell>
          <table:table-cell table:number-columns-repeated="4"/>
          <table:table-cell office:value-type="string" calcext:value-type="string">
            <text:p>distance [cm]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8"/>
          <table:table-cell table:style-name="ce3" office:value-type="float" office:value="145" calcext:value-type="float">
            <text:p>14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Regression analys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2.12" calcext:value-type="float">
            <text:p>2.12</text:p>
          </table:table-cell>
          <table:table-cell table:formula="of:=[.$J$15]/[.B23]/100" office:value-type="float" office:value="0.683962264150943" calcext:value-type="float">
            <text:p>0.68396226415094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.91" calcext:value-type="float">
            <text:p>1.91</text:p>
          </table:table-cell>
          <table:table-cell table:formula="of:=[.$J$15]/[.B24]/100" office:value-type="float" office:value="0.759162303664921" calcext:value-type="float">
            <text:p>0.75916230366492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float" office:value="1.62" calcext:value-type="float">
            <text:p>1.62</text:p>
          </table:table-cell>
          <table:table-cell table:formula="of:=[.$J$15]/[.B25]/100" office:value-type="float" office:value="0.895061728395062" calcext:value-type="float">
            <text:p>0.895061728395062</text:p>
          </table:table-cell>
          <table:table-cell table:number-columns-repeated="2"/>
          <table:table-cell office:value-type="string" calcext:value-type="string">
            <text:p>Linear regression coeffcients</text:p>
          </table:table-cell>
          <table:table-cell table:number-columns-repeated="2"/>
          <table:table-cell office:value-type="string" calcext:value-type="string">
            <text:p>Code inverse relationship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2.27" calcext:value-type="float">
            <text:p>2.27</text:p>
          </table:table-cell>
          <table:table-cell table:formula="of:=[.$J$15]/[.B26]/100" office:value-type="float" office:value="0.638766519823789" calcext:value-type="float">
            <text:p>0.638766519823789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.77" calcext:value-type="float">
            <text:p>1.77</text:p>
          </table:table-cell>
          <table:table-cell table:formula="of:=[.$J$15]/[.B27]/100" office:value-type="float" office:value="0.819209039548023" calcext:value-type="float">
            <text:p>0.81920903954802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float" office:value="1.6" calcext:value-type="float">
            <text:p>1.6</text:p>
          </table:table-cell>
          <table:table-cell table:formula="of:=[.$J$15]/[.B28]/100" office:value-type="float" office:value="0.90625" calcext:value-type="float">
            <text:p>0.90625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2.52" calcext:value-type="float">
            <text:p>2.52</text:p>
          </table:table-cell>
          <table:table-cell table:formula="of:=[.$J$15]/[.B29]/100" office:value-type="float" office:value="0.575396825396825" calcext:value-type="float">
            <text:p>0.575396825396825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3:.$C$34] ; [.$A$23:.$A$34])" office:value-type="float" office:value="0.788398441462365" calcext:value-type="float">
            <text:p>0.788398441462365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3:.$A$34] ; [.$C$23:.$C$34])" office:value-type="float" office:value="0.788398441462365" calcext:value-type="float">
            <text:p>0.7883984414623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.54" calcext:value-type="float">
            <text:p>1.54</text:p>
          </table:table-cell>
          <table:table-cell table:formula="of:=[.$J$15]/[.B30]/100" office:value-type="float" office:value="0.941558441558441" calcext:value-type="float">
            <text:p>0.94155844155844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C$23:.$C$34] ; [.$A$23:.$A$34])" office:value-type="float" office:value="0.0605893988544868" calcext:value-type="float">
            <text:p>0.060589398854487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3:.$A$34] ; [.$C$23:.$C$34])" office:value-type="float" office:value="24.686281384372" calcext:value-type="float">
            <text:p>24.6862813843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float" office:value="1.61" calcext:value-type="float">
            <text:p>1.61</text:p>
          </table:table-cell>
          <table:table-cell table:formula="of:=[.$J$15]/[.B31]/100" office:value-type="float" office:value="0.900621118012422" calcext:value-type="float">
            <text:p>0.90062111801242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2.24" calcext:value-type="float">
            <text:p>2.24</text:p>
          </table:table-cell>
          <table:table-cell table:formula="of:=[.$J$15]/[.B32]/100" office:value-type="float" office:value="0.647321428571429" calcext:value-type="float">
            <text:p>0.647321428571429</text:p>
          </table:table-cell>
          <table:table-cell table:number-columns-repeated="2"/>
          <table:table-cell table:style-name="ce9" office:value-type="string" calcext:value-type="string">
            <text:p>Slope</text:p>
          </table:table-cell>
          <table:table-cell table:style-name="ce9" table:number-matrix-columns-spanned="1" table:number-matrix-rows-spanned="1" table:formula="of:=SLOPE([.$C$23:.$C$34] ; [.$A$23:.$A$34])" office:value-type="float" office:value="0.00217928408460779" calcext:value-type="float">
            <text:p>0.002179284084608</text:p>
          </table:table-cell>
          <table:table-cell/>
          <table:table-cell table:style-name="ce10" office:value-type="string" calcext:value-type="string">
            <text:p>Slope</text:p>
          </table:table-cell>
          <table:table-cell table:style-name="ce10" table:number-matrix-columns-spanned="1" table:number-matrix-rows-spanned="1" table:formula="of:=SLOPE([.$A$23:.$A$34] ; [.$C$23:.$C$34])" office:value-type="float" office:value="361.769466877126" calcext:value-type="float">
            <text:p>361.769466877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.75" calcext:value-type="float">
            <text:p>1.75</text:p>
          </table:table-cell>
          <table:table-cell table:formula="of:=[.$J$15]/[.B33]/100" office:value-type="float" office:value="0.828571428571429" calcext:value-type="float">
            <text:p>0.828571428571429</text:p>
          </table:table-cell>
          <table:table-cell table:number-columns-repeated="2"/>
          <table:table-cell table:style-name="ce9" office:value-type="string" calcext:value-type="string">
            <text:p>Intercept</text:p>
          </table:table-cell>
          <table:table-cell table:style-name="ce9" table:number-matrix-columns-spanned="1" table:number-matrix-rows-spanned="1" table:formula="of:=INTERCEPT([.$C$23:.$C$34] ; [.$A$23:.$A$34])" office:value-type="float" office:value="0.398183168923975" calcext:value-type="float">
            <text:p>0.398183168923975</text:p>
          </table:table-cell>
          <table:table-cell/>
          <table:table-cell table:style-name="ce10" office:value-type="string" calcext:value-type="string">
            <text:p>Intercept</text:p>
          </table:table-cell>
          <table:table-cell table:style-name="ce10" table:number-matrix-columns-spanned="1" table:number-matrix-rows-spanned="1" table:formula="of:=INTERCEPT([.$A$23:.$A$34] ; [.$C$23:.$C$34])" office:value-type="float" office:value="-105.962232204297" calcext:value-type="float">
            <text:p>-105.962232204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float" office:value="1.63" calcext:value-type="float">
            <text:p>1.63</text:p>
          </table:table-cell>
          <table:table-cell table:formula="of:=[.$J$15]/[.B34]/100" office:value-type="float" office:value="0.889570552147239" calcext:value-type="float">
            <text:p>0.889570552147239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INDEX([.$A$23:.$A$34]; 1; 1)" office:value-type="float" office:value="120" calcext:value-type="float">
            <text:p>120</text:p>
          </table:table-cell>
          <table:table-cell table:formula="of:=[.$G$32] * [.$F$35] + [.$G$33]" office:value-type="float" office:value="0.65969725907691" calcext:value-type="float">
            <text:p>0.65969725907691</text:p>
          </table:table-cell>
          <table:table-cell/>
          <table:table-cell table:formula="of:=INDEX([.$C$23:.$C$34]; 1; 1)" office:value-type="float" office:value="0.683962264150943" calcext:value-type="float">
            <text:p>0.683962264150943</text:p>
          </table:table-cell>
          <table:table-cell table:formula="of:=[.$J$32] * [.$I$35] + [.$J$33]" office:value-type="float" office:value="141.474431461662" calcext:value-type="float">
            <text:p>141.474431461662</text:p>
          </table:table-cell>
        </table:table-row>
        <table:table-row table:style-name="ro1">
          <table:table-cell table:number-columns-repeated="5"/>
          <table:table-cell table:formula="of:=INDEX([.$A$23:.$A$34]; 2; 1)" office:value-type="float" office:value="180" calcext:value-type="float">
            <text:p>180</text:p>
          </table:table-cell>
          <table:table-cell table:formula="of:=[.$G$32] * [.$F$36] + [.$G$33]" office:value-type="float" office:value="0.790454304153377" calcext:value-type="float">
            <text:p>0.790454304153377</text:p>
          </table:table-cell>
          <table:table-cell/>
          <table:table-cell table:formula="of:=INDEX([.$C$23:.$C$34]; 2; 1)" office:value-type="float" office:value="0.759162303664921" calcext:value-type="float">
            <text:p>0.759162303664921</text:p>
          </table:table-cell>
          <table:table-cell table:formula="of:=[.$J$32] * [.$I$36] + [.$J$33]" office:value-type="float" office:value="168.679509665773" calcext:value-type="float">
            <text:p>168.679509665773</text:p>
          </table:table-cell>
        </table:table-row>
        <table:table-row table:style-name="ro1">
          <table:table-cell table:number-columns-repeated="5"/>
          <table:table-cell table:formula="of:=INDEX([.$A$23:.$A$34]; 3; 1)" office:value-type="float" office:value="240" calcext:value-type="float">
            <text:p>240</text:p>
          </table:table-cell>
          <table:table-cell table:formula="of:=[.$G$32] * [.$F$37] + [.$G$33]" office:value-type="float" office:value="0.921211349229844" calcext:value-type="float">
            <text:p>0.921211349229844</text:p>
          </table:table-cell>
          <table:table-cell/>
          <table:table-cell table:formula="of:=INDEX([.$C$23:.$C$34]; 3; 1)" office:value-type="float" office:value="0.895061728395062" calcext:value-type="float">
            <text:p>0.895061728395062</text:p>
          </table:table-cell>
          <table:table-cell table:formula="of:=[.$J$32] * [.$I$37] + [.$J$33]" office:value-type="float" office:value="217.843772099304" calcext:value-type="float">
            <text:p>217.843772099304</text:p>
          </table:table-cell>
        </table:table-row>
        <table:table-row table:style-name="ro1">
          <table:table-cell table:number-columns-repeated="5"/>
          <table:table-cell table:formula="of:=INDEX([.$A$23:.$A$34]; 4; 1)" office:value-type="float" office:value="120" calcext:value-type="float">
            <text:p>120</text:p>
          </table:table-cell>
          <table:table-cell table:formula="of:=[.$G$32] * [.$F$38] + [.$G$33]" office:value-type="float" office:value="0.65969725907691" calcext:value-type="float">
            <text:p>0.65969725907691</text:p>
          </table:table-cell>
          <table:table-cell/>
          <table:table-cell table:formula="of:=INDEX([.$C$23:.$C$34]; 4; 1)" office:value-type="float" office:value="0.638766519823789" calcext:value-type="float">
            <text:p>0.638766519823789</text:p>
          </table:table-cell>
          <table:table-cell table:formula="of:=[.$J$32] * [.$I$38] + [.$J$33]" office:value-type="float" office:value="125.123991131312" calcext:value-type="float">
            <text:p>125.123991131312</text:p>
          </table:table-cell>
        </table:table-row>
        <table:table-row table:style-name="ro1">
          <table:table-cell table:number-columns-repeated="5"/>
          <table:table-cell table:formula="of:=INDEX([.$A$23:.$A$34]; 5; 1)" office:value-type="float" office:value="180" calcext:value-type="float">
            <text:p>180</text:p>
          </table:table-cell>
          <table:table-cell table:formula="of:=[.$G$32] * [.$F$39] + [.$G$33]" office:value-type="float" office:value="0.790454304153377" calcext:value-type="float">
            <text:p>0.790454304153377</text:p>
          </table:table-cell>
          <table:table-cell/>
          <table:table-cell table:formula="of:=INDEX([.$C$23:.$C$34]; 5; 1)" office:value-type="float" office:value="0.819209039548023" calcext:value-type="float">
            <text:p>0.819209039548023</text:p>
          </table:table-cell>
          <table:table-cell table:formula="of:=[.$J$32] * [.$I$39] + [.$J$33]" office:value-type="float" office:value="190.402585293914" calcext:value-type="float">
            <text:p>190.402585293914</text:p>
          </table:table-cell>
        </table:table-row>
        <table:table-row table:style-name="ro1">
          <table:table-cell table:number-columns-repeated="5"/>
          <table:table-cell table:formula="of:=INDEX([.$A$23:.$A$34]; 6; 1)" office:value-type="float" office:value="240" calcext:value-type="float">
            <text:p>240</text:p>
          </table:table-cell>
          <table:table-cell table:formula="of:=[.$G$32] * [.$F$40] + [.$G$33]" office:value-type="float" office:value="0.921211349229844" calcext:value-type="float">
            <text:p>0.921211349229844</text:p>
          </table:table-cell>
          <table:table-cell/>
          <table:table-cell table:formula="of:=INDEX([.$C$23:.$C$34]; 6; 1)" office:value-type="float" office:value="0.90625" calcext:value-type="float">
            <text:p>0.90625</text:p>
          </table:table-cell>
          <table:table-cell table:formula="of:=[.$J$32] * [.$I$40] + [.$J$33]" office:value-type="float" office:value="221.891347153099" calcext:value-type="float">
            <text:p>221.891347153099</text:p>
          </table:table-cell>
        </table:table-row>
        <table:table-row table:style-name="ro1">
          <table:table-cell table:number-columns-repeated="5"/>
          <table:table-cell table:formula="of:=INDEX([.$A$23:.$A$34]; 7; 1)" office:value-type="float" office:value="120" calcext:value-type="float">
            <text:p>120</text:p>
          </table:table-cell>
          <table:table-cell table:formula="of:=[.$G$32] * [.$F$41] + [.$G$33]" office:value-type="float" office:value="0.65969725907691" calcext:value-type="float">
            <text:p>0.65969725907691</text:p>
          </table:table-cell>
          <table:table-cell/>
          <table:table-cell table:formula="of:=INDEX([.$C$23:.$C$34]; 7; 1)" office:value-type="float" office:value="0.575396825396825" calcext:value-type="float">
            <text:p>0.575396825396825</text:p>
          </table:table-cell>
          <table:table-cell table:formula="of:=[.$J$32] * [.$I$41] + [.$J$33]" office:value-type="float" office:value="102.198770562304" calcext:value-type="float">
            <text:p>102.198770562304</text:p>
          </table:table-cell>
        </table:table-row>
        <table:table-row table:style-name="ro1">
          <table:table-cell table:number-columns-repeated="5"/>
          <table:table-cell table:formula="of:=INDEX([.$A$23:.$A$34]; 8; 1)" office:value-type="float" office:value="180" calcext:value-type="float">
            <text:p>180</text:p>
          </table:table-cell>
          <table:table-cell table:formula="of:=[.$G$32] * [.$F$42] + [.$G$33]" office:value-type="float" office:value="0.790454304153377" calcext:value-type="float">
            <text:p>0.790454304153377</text:p>
          </table:table-cell>
          <table:table-cell/>
          <table:table-cell table:formula="of:=INDEX([.$C$23:.$C$34]; 8; 1)" office:value-type="float" office:value="0.941558441558441" calcext:value-type="float">
            <text:p>0.941558441558441</text:p>
          </table:table-cell>
          <table:table-cell table:formula="of:=[.$J$32] * [.$I$42] + [.$J$33]" office:value-type="float" office:value="234.664863231958" calcext:value-type="float">
            <text:p>234.664863231958</text:p>
          </table:table-cell>
        </table:table-row>
        <table:table-row table:style-name="ro1">
          <table:table-cell table:number-columns-repeated="5"/>
          <table:table-cell table:formula="of:=INDEX([.$A$23:.$A$34]; 9; 1)" office:value-type="float" office:value="240" calcext:value-type="float">
            <text:p>240</text:p>
          </table:table-cell>
          <table:table-cell table:formula="of:=[.$G$32] * [.$F$43] + [.$G$33]" office:value-type="float" office:value="0.921211349229844" calcext:value-type="float">
            <text:p>0.921211349229844</text:p>
          </table:table-cell>
          <table:table-cell/>
          <table:table-cell table:formula="of:=INDEX([.$C$23:.$C$34]; 9; 1)" office:value-type="float" office:value="0.900621118012422" calcext:value-type="float">
            <text:p>0.900621118012422</text:p>
          </table:table-cell>
          <table:table-cell table:formula="of:=[.$J$32] * [.$I$43] + [.$J$33]" office:value-type="float" office:value="219.854989517339" calcext:value-type="float">
            <text:p>219.854989517339</text:p>
          </table:table-cell>
        </table:table-row>
        <table:table-row table:style-name="ro1">
          <table:table-cell table:number-columns-repeated="5"/>
          <table:table-cell table:formula="of:=INDEX([.$A$23:.$A$34]; 10; 1)" office:value-type="float" office:value="120" calcext:value-type="float">
            <text:p>120</text:p>
          </table:table-cell>
          <table:table-cell table:formula="of:=[.$G$32] * [.$F$44] + [.$G$33]" office:value-type="float" office:value="0.65969725907691" calcext:value-type="float">
            <text:p>0.65969725907691</text:p>
          </table:table-cell>
          <table:table-cell/>
          <table:table-cell table:formula="of:=INDEX([.$C$23:.$C$34]; 10; 1)" office:value-type="float" office:value="0.647321428571429" calcext:value-type="float">
            <text:p>0.647321428571429</text:p>
          </table:table-cell>
          <table:table-cell table:formula="of:=[.$J$32] * [.$I$44] + [.$J$33]" office:value-type="float" office:value="128.218895908129" calcext:value-type="float">
            <text:p>128.218895908129</text:p>
          </table:table-cell>
        </table:table-row>
        <table:table-row table:style-name="ro1">
          <table:table-cell table:number-columns-repeated="5"/>
          <table:table-cell table:formula="of:=INDEX([.$A$23:.$A$34]; 11; 1)" office:value-type="float" office:value="180" calcext:value-type="float">
            <text:p>180</text:p>
          </table:table-cell>
          <table:table-cell table:formula="of:=[.$G$32] * [.$F$45] + [.$G$33]" office:value-type="float" office:value="0.790454304153377" calcext:value-type="float">
            <text:p>0.790454304153377</text:p>
          </table:table-cell>
          <table:table-cell/>
          <table:table-cell table:formula="of:=INDEX([.$C$23:.$C$34]; 11; 1)" office:value-type="float" office:value="0.828571428571429" calcext:value-type="float">
            <text:p>0.828571428571429</text:p>
          </table:table-cell>
          <table:table-cell table:formula="of:=[.$J$32] * [.$I$45] + [.$J$33]" office:value-type="float" office:value="193.789611779608" calcext:value-type="float">
            <text:p>193.789611779608</text:p>
          </table:table-cell>
        </table:table-row>
        <table:table-row table:style-name="ro1">
          <table:table-cell table:number-columns-repeated="5"/>
          <table:table-cell table:formula="of:=INDEX([.$A$23:.$A$34]; 12; 1)" office:value-type="float" office:value="240" calcext:value-type="float">
            <text:p>240</text:p>
          </table:table-cell>
          <table:table-cell table:formula="of:=[.$G$32] * [.$F$46] + [.$G$33]" office:value-type="float" office:value="0.921211349229844" calcext:value-type="float">
            <text:p>0.921211349229844</text:p>
          </table:table-cell>
          <table:table-cell/>
          <table:table-cell table:formula="of:=INDEX([.$C$23:.$C$34]; 12; 1)" office:value-type="float" office:value="0.889570552147239" calcext:value-type="float">
            <text:p>0.889570552147239</text:p>
          </table:table-cell>
          <table:table-cell table:formula="of:=[.$J$32] * [.$I$46] + [.$J$33]" office:value-type="float" office:value="215.857232195601" calcext:value-type="float">
            <text:p>215.857232195601</text:p>
          </table:table-cell>
        </table:table-row>
      </table:table>
      <table:table table:name="BaseCalibratio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PI()*6" office:value-type="float" office:value="18.8495559215388" calcext:value-type="float">
            <text:p>18.849555921538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.83" calcext:value-type="float">
            <text:p>2.83</text:p>
          </table:table-cell>
          <table:table-cell table:number-columns-repeated="3"/>
          <table:table-cell table:formula="of:=[.$A$3]*[.A8]/[.$C$3]" office:value-type="float" office:value="0.135122546685019" calcext:value-type="float">
            <text:p>0.135122546685019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number-columns-repeated="3"/>
          <table:table-cell table:formula="of:=[.$A$3]*[.A9]/[.$C$3]" office:value-type="float" office:value="0.140374659807052" calcext:value-type="float">
            <text:p>0.140374659807052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number-columns-repeated="3"/>
          <table:table-cell table:formula="of:=[.$A$3]*[.A10]/[.$C$3]" office:value-type="float" office:value="0.142284519124154" calcext:value-type="float">
            <text:p>0.142284519124154</text:p>
          </table:table-cell>
          <table:table-cell table:number-columns-repeated="2"/>
        </table:table-row>
        <table:table-row table:style-name="ro1">
          <table:table-cell office:value-type="float" office:value="2.87" calcext:value-type="float">
            <text:p>2.87</text:p>
          </table:table-cell>
          <table:table-cell table:number-columns-repeated="3"/>
          <table:table-cell table:formula="of:=[.$A$3]*[.A11]/[.$C$3]" office:value-type="float" office:value="0.137032406002122" calcext:value-type="float">
            <text:p>0.13703240600212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13" table:formula="of:=AVERAGE([.E8];[.E9];[.E10];[.E11])" office:value-type="float" office:value="0.138703532904587" calcext:value-type="float">
            <text:p>0.138703532904587</text:p>
          </table:table-cell>
          <table:table-cell/>
          <table:table-cell office:value-type="string" calcext:value-type="string">
            <text:p>Double equivalent 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9:42:02.11265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6:25:54.383724995</meta:creation-date>
    <dc:date>2020-07-13T19:57:01.318282739</dc:date>
    <meta:editing-duration>PT16M45S</meta:editing-duration>
    <meta:editing-cycles>6</meta:editing-cycles>
    <meta:generator>LibreOffice/6.0.7.3$Linux_X86_64 LibreOffice_project/00m0$Build-3</meta:generator>
    <meta:document-statistic meta:table-count="2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peedcalibration.A12:Speedcalibration.E14 Speedcalibration.B11:Speedcalibration.E11" chart:data-source-has-labels="row" svg:x="1.33cm" svg:y="0.18cm" svg:width="14.349cm" svg:height="7.664cm">
          <chartooo:coordinate-region svg:x="1.951cm" svg:y="0.379cm" svg:width="13.262cm" svg:height="6.818cm"/>
          <chart:axis chart:dimension="x" chart:name="primary-x" chart:style-name="ch3">
            <chart:title svg:x="8.063cm" svg:y="8.024cm" chart:style-name="ch4">
              <text:p>PWM</text:p>
            </chart:title>
          </chart:axis>
          <chart:axis chart:dimension="y" chart:name="primary-y" chart:style-name="ch3">
            <chart:title svg:x="0.451cm" svg:y="4.995cm" chart:style-name="ch5">
              <text:p>Speed [cm/s]</text:p>
            </chart:title>
            <chart:grid chart:style-name="ch6" chart:class="major"/>
          </chart:axis>
          <chart:series chart:style-name="ch7" chart:values-cell-range-address="Speedcalibration.B12:Speedcalibration.B14" chart:label-cell-address="Speedcalibration.B11:Speedcalibration.B11" chart:class="chart:scatter">
            <chart:domain table:cell-range-address="Speedcalibration.A12:Speedcalibration.A14"/>
            <chart:data-point chart:repeated="3"/>
          </chart:series>
          <chart:series chart:style-name="ch8" chart:values-cell-range-address="Speedcalibration.C12:Speedcalibration.C14" chart:label-cell-address="Speedcalibration.C11:Speedcalibration.C11" chart:class="chart:scatter">
            <chart:data-point chart:repeated="3"/>
          </chart:series>
          <chart:series chart:style-name="ch9" chart:values-cell-range-address="Speedcalibration.D12:Speedcalibration.D14" chart:label-cell-address="Speedcalibration.D11:Speedcalibration.D11" chart:class="chart:scatter">
            <chart:data-point chart:repeated="3"/>
          </chart:series>
          <chart:series chart:style-name="ch10" chart:values-cell-range-address="Speedcalibration.E12:Speedcalibration.E14" chart:label-cell-address="Speedcalibration.E11:Speedcalibration.E1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peedcalibration.B11:Speedcalibration.B11</svg:desc>
                </draw:g>
              </table:table-cell>
              <table:table-cell office:value-type="string">
                <text:p>2</text:p>
                <draw:g>
                  <svg:desc>Speedcalibration.C11:Speedcalibration.C11</svg:desc>
                </draw:g>
              </table:table-cell>
              <table:table-cell office:value-type="string">
                <text:p>3</text:p>
                <draw:g>
                  <svg:desc>Speedcalibration.D11:Speedcalibration.D11</svg:desc>
                </draw:g>
              </table:table-cell>
              <table:table-cell office:value-type="string">
                <text:p>4</text:p>
                <draw:g>
                  <svg:desc>Speedcalibration.E11:Speedcalibration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peedcalibration.A12:Speedcalibration.A14</svg:desc>
                </draw:g>
              </table:table-cell>
              <table:table-cell office:value-type="float" office:value="68.3962264150943">
                <text:p>68.3962264150943</text:p>
                <draw:g>
                  <svg:desc>Speedcalibration.B12:Speedcalibration.B14</svg:desc>
                </draw:g>
              </table:table-cell>
              <table:table-cell office:value-type="float" office:value="63.8766519823789">
                <text:p>63.8766519823789</text:p>
                <draw:g>
                  <svg:desc>Speedcalibration.C12:Speedcalibration.C14</svg:desc>
                </draw:g>
              </table:table-cell>
              <table:table-cell office:value-type="float" office:value="57.5396825396825">
                <text:p>57.5396825396825</text:p>
                <draw:g>
                  <svg:desc>Speedcalibration.D12:Speedcalibration.D14</svg:desc>
                </draw:g>
              </table:table-cell>
              <table:table-cell office:value-type="float" office:value="64.7321428571429">
                <text:p>64.7321428571429</text:p>
                <draw:g>
                  <svg:desc>Speedcalibration.E12:Speedcalibration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9162303664921">
                <text:p>75.9162303664921</text:p>
              </table:table-cell>
              <table:table-cell office:value-type="float" office:value="81.9209039548023">
                <text:p>81.9209039548023</text:p>
              </table:table-cell>
              <table:table-cell office:value-type="float" office:value="94.1558441558442">
                <text:p>94.1558441558442</text:p>
              </table:table-cell>
              <table:table-cell office:value-type="float" office:value="82.8571428571429">
                <text:p>82.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89.5061728395062">
                <text:p>89.5061728395062</text:p>
              </table:table-cell>
              <table:table-cell office:value-type="float" office:value="90.625">
                <text:p>90.625</text:p>
              </table:table-cell>
              <table:table-cell office:value-type="float" office:value="90.0621118012422">
                <text:p>90.0621118012422</text:p>
              </table:table-cell>
              <table:table-cell office:value-type="float" office:value="88.9570552147239">
                <text:p>88.9570552147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